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</office:automatic-styles>
  <office:body>
    <office:text>
      <text:p text:style-name="P1"><text:span text:style-name="T1_1">1)</text:span><text:span text:style-name="T1_2">mieszkanie</text:span></text:p>
      <text:list text:style-name="LS1" xml:id="list0">
        <text:list-item>
          <text:p text:style-name="P2"><text:span text:style-name="T2_1">kubek</text:span></text:p>
        </text:list-item>
        <text:list-item>
          <text:p text:style-name="P3"><text:span text:style-name="T3_1">fotel</text:span></text:p>
        </text:list-item>
        <text:list-item>
          <text:p text:style-name="P4"><text:span text:style-name="T4_1">stolik</text:span><text:span text:style-name="T4_2"><text:s/></text:span><text:span text:style-name="T4_3">na</text:span><text:span text:style-name="T4_4"><text:s/></text:span><text:span text:style-name="T4_5">kubek</text:span></text:p>
        </text:list-item>
        <text:list-item>
          <text:p text:style-name="P5"><text:span text:style-name="T5_1">drzwi</text:span></text:p>
        </text:list-item>
        <text:list-item>
          <text:p text:style-name="P6"><text:span text:style-name="T6_1">ściany</text:span></text:p>
        </text:list-item>
        <text:list-item>
          <text:p text:style-name="P7"><text:span text:style-name="T7_1">TV</text:span></text:p>
        </text:list-item>
        <text:list-item>
          <text:p text:style-name="P8"><text:span text:style-name="T8_1">półka</text:span><text:span text:style-name="T8_2"><text:s/></text:span><text:span text:style-name="T8_3">pod</text:span><text:span text:style-name="T8_4"><text:s/></text:span><text:span text:style-name="T8_5">TV</text:span></text:p>
        </text:list-item>
        <text:list-item>
          <text:p text:style-name="P9"><text:span text:style-name="T9_1">komoda</text:span></text:p>
        </text:list-item>
        <text:list-item>
          <text:p text:style-name="P10"><text:span text:style-name="T10_1">obraz</text:span><text:span text:style-name="T10_2">?</text:span></text:p>
        </text:list-item>
        <text:list-item>
          <text:p text:style-name="P11"><text:span text:style-name="T11_1">gazeta</text:span></text:p>
        </text:list-item>
        <text:list-item>
          <text:p text:style-name="P12"><text:span text:style-name="T12_1">wycieraczka</text:span></text:p>
        </text:list-item>
        <text:list-item>
          <text:p text:style-name="P13"><text:span text:style-name="T13_1">particle</text:span><text:span text:style-name="T13_2"><text:s/></text:span><text:span text:style-name="T13_3">wybuchu</text:span></text:p>
        </text:list-item>
      </text:list>
      <text:p text:style-name="P14"><text:span text:style-name="T14_1">2)</text:span><text:span text:style-name="T14_2">sala</text:span><text:span text:style-name="T14_3"><text:s/></text:span><text:span text:style-name="T14_4">przesłuchań</text:span></text:p>
      <text:list text:style-name="LS2" xml:id="list12">
        <text:list-item>
          <text:p text:style-name="P15"><text:span text:style-name="T15_1">stół</text:span></text:p>
        </text:list-item>
        <text:list-item>
          <text:p text:style-name="P16"><text:span text:style-name="T16_1">lampka</text:span></text:p>
        </text:list-item>
        <text:list-item>
          <text:p text:style-name="P17"><text:span text:style-name="T17_1">krzesło</text:span></text:p>
        </text:list-item>
        <text:list-item>
          <text:p text:style-name="P18"><text:span text:style-name="T18_1">drzwi</text:span></text:p>
        </text:list-item>
      </text:list>
      <text:p text:style-name="P19"><text:span text:style-name="T19_1">3)</text:span><text:span text:style-name="T19_2">postacie</text:span></text:p>
      <text:list text:style-name="LS3" xml:id="list16">
        <text:list-item>
          <text:p text:style-name="P20"><text:span text:style-name="T20_1">postać</text:span><text:span text:style-name="T20_2"><text:s/></text:span><text:span text:style-name="T20_3">główna</text:span></text:p>
        </text:list-item>
        <text:list-item>
          <text:p text:style-name="P21"><text:span text:style-name="T21_1">agent</text:span><text:span text:style-name="T21_2">1<text:s/>+<text:s/></text:span><text:span text:style-name="T21_3">atrybut</text:span><text:span text:style-name="T21_4"><text:s/>(</text:span><text:span text:style-name="T21_5">np</text:span><text:span text:style-name="T21_6">.<text:s/></text:span><text:span text:style-name="T21_7">pałka</text:span><text:span text:style-name="T21_8">)</text:span></text:p>
        </text:list-item>
        <text:list-item>
          <text:p text:style-name="P22"><text:span text:style-name="T22_1">agent</text:span><text:span text:style-name="T22_2">2<text:s/>+<text:s/></text:span><text:span text:style-name="T22_3">atrybut</text:span></text:p>
        </text:list-item>
        <text:list-item>
          <text:p text:style-name="P23"><text:span text:style-name="T23_1">agent</text:span><text:span text:style-name="T23_2">3<text:s/>+<text:s/></text:span><text:span text:style-name="T23_3">atryb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